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665in" loext:contextual-spacing="false" fo:line-height="114%" fo:padding="0in" fo:border="none"/>
    </style:style>
    <style:style style:name="P2" style:family="paragraph" style:parent-style-name="Standard" style:list-style-name="WWNum1">
      <style:paragraph-properties fo:margin-left="0.3335in" fo:margin-right="0in" fo:margin-top="0in" fo:margin-bottom="0in" loext:contextual-spacing="false" fo:line-height="114%" fo:text-indent="-0.25in" style:auto-text-indent="false" fo:padding="0in" fo:border="none"/>
    </style:style>
    <style:style style:name="P3" style:family="paragraph" style:parent-style-name="Standard" style:list-style-name="WWNum1">
      <style:paragraph-properties fo:margin-left="0.3335in" fo:margin-right="0in" fo:margin-top="0in" fo:margin-bottom="0in" loext:contextual-spacing="false" fo:line-height="114%" fo:text-indent="-0.25in" style:auto-text-indent="false" fo:padding="0in" fo:border="none"/>
    </style:style>
    <style:style style:name="P4" style:family="paragraph" style:parent-style-name="Standard" style:list-style-name="WWNum4">
      <style:paragraph-properties fo:margin-left="0.3335in" fo:margin-right="0in" fo:margin-top="0in" fo:margin-bottom="0in" loext:contextual-spacing="false" fo:line-height="114%" fo:text-indent="-0.25in" style:auto-text-indent="false" fo:padding="0in" fo:border="none"/>
    </style:style>
    <style:style style:name="P5" style:family="paragraph" style:parent-style-name="Standard" style:list-style-name="WWNum4">
      <style:paragraph-properties fo:margin-left="0.3335in" fo:margin-right="0in" fo:margin-top="0in" fo:margin-bottom="0in" loext:contextual-spacing="false" fo:line-height="114%" fo:text-indent="-0.25in" style:auto-text-indent="false" fo:padding="0in" fo:border="none"/>
    </style:style>
    <style:style style:name="P6" style:family="paragraph" style:parent-style-name="Standard" style:list-style-name="WWNum4">
      <style:paragraph-properties fo:margin-left="0.3335in" fo:margin-right="0in" fo:margin-top="0in" fo:margin-bottom="0.0835in" loext:contextual-spacing="false" fo:line-height="114%" fo:text-indent="-0.25in" style:auto-text-indent="false" fo:padding="0in" fo:border="none"/>
    </style:style>
    <style:style style:name="P7" style:family="paragraph" style:parent-style-name="Standard" style:list-style-name="WWNum2">
      <style:paragraph-properties fo:margin-left="0.6146in" fo:margin-right="0in" fo:margin-top="0in" fo:margin-bottom="0in" loext:contextual-spacing="false" fo:line-height="114%" fo:text-indent="-0.25in" style:auto-text-indent="false" fo:padding="0in" fo:border="none"/>
    </style:style>
    <style:style style:name="P8" style:family="paragraph" style:parent-style-name="Standard" style:list-style-name="WWNum2">
      <style:paragraph-properties fo:margin-left="0.6146in" fo:margin-right="0in" fo:margin-top="0in" fo:margin-bottom="0in" loext:contextual-spacing="false" fo:line-height="114%" fo:text-indent="-0.25in" style:auto-text-indent="false" fo:padding="0in" fo:border="none"/>
    </style:style>
    <style:style style:name="P9" style:family="paragraph" style:parent-style-name="Standard" style:list-style-name="WWNum3">
      <style:paragraph-properties fo:margin-left="0.6146in" fo:margin-right="0in" fo:margin-top="0in" fo:margin-bottom="0in" loext:contextual-spacing="false" fo:line-height="114%" fo:text-indent="-0.25in" style:auto-text-indent="false" fo:padding="0in" fo:border="none"/>
    </style:style>
    <style:style style:name="P10" style:family="paragraph" style:parent-style-name="Standard" style:list-style-name="WWNum3">
      <style:paragraph-properties fo:margin-left="0.6146in" fo:margin-right="0in" fo:margin-top="0in" fo:margin-bottom="0in" loext:contextual-spacing="false" fo:line-height="114%" fo:text-indent="-0.25in" style:auto-text-indent="false" fo:padding="0in" fo:border="none"/>
    </style:style>
    <style:style style:name="P11" style:family="paragraph" style:parent-style-name="Standard" style:list-style-name="WWNum3">
      <style:paragraph-properties fo:margin-left="0.6146in" fo:margin-right="0in" fo:margin-top="0in" fo:margin-bottom="0.0835in" loext:contextual-spacing="false" fo:line-height="114%" fo:text-indent="-0.25in" style:auto-text-indent="false" fo:padding="0in" fo:border="none"/>
    </style:style>
    <style:style style:name="P12" style:family="paragraph" style:parent-style-name="Standard">
      <style:paragraph-properties fo:margin-top="0in" fo:margin-bottom="0.0835in" loext:contextual-spacing="false" fo:line-height="114%" fo:padding="0in" fo:border="none"/>
    </style:style>
    <style:style style:name="P13" style:family="paragraph" style:parent-style-name="Standard">
      <style:paragraph-properties fo:margin-top="0.0835in" fo:margin-bottom="0.0835in" loext:contextual-spacing="false" fo:line-height="114%" fo:padding="0in" fo:border="none"/>
    </style:style>
    <style:style style:name="P14" style:family="paragraph" style:parent-style-name="Standard" style:list-style-name="WWNum5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5" style:family="paragraph" style:parent-style-name="Standard" style:list-style-name="WWNum5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6" style:family="paragraph" style:parent-style-name="Standard" style:list-style-name="WWNum6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7" style:family="paragraph" style:parent-style-name="Standard" style:list-style-name="WWNum6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8" style:family="paragraph" style:parent-style-name="Standard" style:list-style-name="WWNum5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19" style:family="paragraph" style:parent-style-name="Standard" style:list-style-name="WWNum6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20" style:family="paragraph" style:parent-style-name="Standard">
      <style:paragraph-properties fo:margin-top="0.0835in" fo:margin-bottom="0.1665in" loext:contextual-spacing="false" fo:line-height="114%" fo:padding="0in" fo:border="none"/>
    </style:style>
    <style:style style:name="P21" style:family="paragraph" style:parent-style-name="Heading_20_3">
      <style:paragraph-properties fo:margin-top="0in" fo:margin-bottom="0.0835in" loext:contextual-spacing="false" fo:line-height="114%" fo:padding="0in" fo:border="none"/>
    </style:style>
    <style:style style:name="P22" style:family="paragraph" style:parent-style-name="Heading_20_3">
      <style:paragraph-properties fo:margin-top="0.0835in" fo:margin-bottom="0.0835in" loext:contextual-spacing="false" fo:line-height="114%" fo:padding="0in" fo:border="none"/>
    </style:style>
    <style:style style:name="P23" style:family="paragraph" style:parent-style-name="Heading_20_2" style:master-page-name="Standard">
      <style:paragraph-properties fo:margin-top="0in" fo:margin-bottom="0.0835in" loext:contextual-spacing="false" fo:line-height="114%" style:page-number="1" fo:padding="0in" fo:border="none"/>
    </style:style>
    <style:style style:name="T1" style:family="text">
      <style:text-properties fo:color="#1b1c1d" style:font-name="Google Sans" fo:font-size="15pt" fo:font-style="normal" fo:font-weight="bold" style:font-name-asian="Google Sans1" style:font-size-asian="15pt" style:font-style-asian="normal" style:font-weight-asian="bold" style:font-name-complex="Google Sans1" style:font-size-complex="15pt"/>
    </style:style>
    <style:style style:name="T2" style:family="text">
      <style:text-properties fo:color="#1b1c1d" style:font-name="Google Sans" fo:font-size="12pt" fo:font-style="normal" fo:font-weight="bold" style:font-name-asian="Google Sans1" style:font-size-asian="12pt" style:font-style-asian="normal" style:font-weight-asian="bold" style:font-name-complex="Google Sans1" style:font-size-complex="12pt"/>
    </style:style>
    <style:style style:name="T3" style:family="text">
      <style:text-properties fo:color="#1b1c1d" style:font-name="Google Sans Text" fo:font-size="12pt" fo:font-style="normal" style:font-name-asian="Google Sans Text1" style:font-size-asian="12pt" style:font-style-asian="normal" style:font-name-complex="Google Sans Text1" style:font-size-complex="12pt"/>
    </style:style>
    <style:style style:name="T4" style:family="text">
      <style:text-properties fo:color="#1b1c1d" style:font-name="Google Sans Text" fo:font-size="12pt" fo:font-style="normal" fo:font-weight="bold" style:font-name-asian="Google Sans Text1" style:font-size-asian="12pt" style:font-style-asian="normal" style:font-weight-asian="bold" style:font-name-complex="Google Sans Text1" style:font-size-complex="12pt"/>
    </style:style>
    <style:style style:name="T5" style:family="text">
      <style:text-properties fo:color="#575b5f" style:font-name="Google Sans Text" fo:font-size="10pt" fo:font-style="normal" style:font-name-asian="Google Sans Text1" style:font-size-asian="10pt" style:font-style-asian="normal" style:font-name-complex="Google Sans Text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Architettura di Comunicazione e Processamento Comandi</text:span></text:p>
      <text:p text:style-name="P1"><text:span text:style-name="T3">L'interazione tra la UI (EvolutiveSystem-1) e il SemanticServer avverrà tramite socket TCP/IP. I messaggi saranno strutturati in formato XML, codificati in Base64 prima della trasmissione. L'architettura per la gestione di questi messaggi sul lato server (e, in parte, sul lato client per l'invio e la gestione delle risposte/notifiche) si basa sul concetto di "Custom Binder" o "Command Dispatcher".</text:span></text:p>
      <text:p text:style-name="P21"><text:span text:style-name="T2">Flusso Generale della Comunicazione</text:span><text:span text:style-name="T4"> (con Base64)</text:span></text:p>
      <text:list xml:id="list2322874245" text:style-name="WWNum1">
        <text:list-item>
          <text:p text:style-name="P2"><text:span text:style-name="T3">Invio Messaggio (UI -&gt; Server o Server -&gt; UI):</text:span></text:p>
        </text:list-item>
      </text:list>
      <text:list xml:id="list3228298693" text:style-name="WWNum2">
        <text:list-item>
          <text:list>
            <text:list-item>
              <text:p text:style-name="P7"><text:span text:style-name="T3">Il mittente (UI o Server) costruisce il messaggio (o l'oggetto dati) da inviare.</text:span></text:p>
            </text:list-item>
            <text:list-item>
              <text:p text:style-name="P7"><text:span text:style-name="T3">Il mittente serializza l'oggetto in una stringa XML.</text:span></text:p>
            </text:list-item>
            <text:list-item>
              <text:p text:style-name="P7"><text:span text:style-name="T3">Il mittente codifica la stringa XML risultante in una stringa Base64.</text:span></text:p>
            </text:list-item>
            <text:list-item>
              <text:p text:style-name="P7"><text:span text:style-name="T3">Il mittente invia la stringa Base64 tramite la connessione socket.</text:span></text:p>
            </text:list-item>
          </text:list>
        </text:list-item>
      </text:list>
      <text:list xml:id="list81745559182330" text:continue-list="list2322874245" text:style-name="WWNum1">
        <text:list-item>
          <text:p text:style-name="P2"><text:span text:style-name="T3">Ricezione e Processamento (Server o UI):</text:span></text:p>
        </text:list-item>
      </text:list>
      <text:list xml:id="list1229978125" text:style-name="WWNum3">
        <text:list-item>
          <text:list>
            <text:list-item>
              <text:p text:style-name="P9"><text:span text:style-name="T3">Il ricevente riceve la stringa Base64 dal socket.</text:span></text:p>
            </text:list-item>
            <text:list-item>
              <text:p text:style-name="P9"><text:span text:style-name="T3">Il ricevente decodifica la stringa Base64 per ottenere la stringa XML originale.</text:span></text:p>
            </text:list-item>
            <text:list-item>
              <text:p text:style-name="P9"><text:span text:style-name="T3">Il ricevente deserializza la stringa XML in un oggetto (o struttura dati) che rappresenta il messaggio del tuo protocollo (quello con </text:span><text:span text:style-name="T5">&lt;Comando&gt;</text:span><text:span text:style-name="T3">, </text:span><text:span text:style-name="T5">&lt;Orario&gt;</text:span><text:span text:style-name="T3">, </text:span><text:span text:style-name="T5">&lt;Token&gt;</text:span><text:span text:style-name="T3">, </text:span><text:span text:style-name="T5">&lt;BufferDati&gt;</text:span><text:span text:style-name="T3">, ecc.).</text:span></text:p>
            </text:list-item>
            <text:list-item>
              <text:p text:style-name="P11"><text:span text:style-name="T3">Il ricevente elabora il messaggio (dispatching del comando, gestione notifica, ecc.).</text:span></text:p>
            </text:list-item>
          </text:list>
        </text:list-item>
      </text:list>
      <text:p text:style-name="P22"><text:span text:style-name="T2">Il Concetto di "Custom Binder" (Command Dispatcher)</text:span></text:p>
      <text:p text:style-name="P1"><text:span text:style-name="T3">Il "Custom Binder" o "Command Dispatcher" è un pattern di progettazione che centralizza la gestione dei comandi in entrata. Invece di avere una lunga serie di if/else if o uno switch per ogni possibile comando, si utilizza una struttura dati (tipicamente un Dictionary&lt;string, Action&lt;XmlDocument&gt;&gt; o Dictionary&lt;string, Func&lt;XmlDocument, XmlDocument&gt;&gt;) che mappa il nome del comando (la stringa dall'elemento &lt;Comando&gt;) alla logica da eseguire.</text:span></text:p>
      <text:p text:style-name="P12"><text:span text:style-name="T4">Come Funziona:</text:span></text:p>
      <text:list xml:id="list64091547" text:style-name="WWNum4">
        <text:list-item>
          <text:p text:style-name="P4"><text:span text:style-name="T4">Definizione dei Gestori:</text:span><text:span text:style-name="T3"> Definisci funzioni o metodi separati per ogni comando che il server deve gestire (es. HandleStartEvolutionCommand, HandleSaveDatabaseCommand, HandleApplyRuleCommand). Ogni gestore riceverà il messaggio XML completo o solo la sezione &lt;BufferDati&gt;.</text:span></text:p>
        </text:list-item>
        <text:list-item>
          <text:p text:style-name="P4"><text:span text:style-name="T4">Creazione del Dizionario di Mapping:</text:span><text:span text:style-name="T3"> All'avvio del server, popoli un Dictionary dove la chiave è la stringa del comando (es. "AvviaEvoluzione") e il valore è un riferimento al metodo gestore corrispondente.</text:span></text:p>
        </text:list-item>
        <text:list-item>
          <text:p text:style-name="P6"><text:span text:style-name="T4">Dispatching:</text:span><text:span text:style-name="T3"> Quando un messaggio XML arriva (dopo essere stato ricevuto, decodificato da Base64 e deserializzato), estrai il comando. Cerchi questo comando nel dizionario. Se lo trovi, invochi il metodo gestore associato, passandogli i dati necessari dal messaggio.</text:span></text:p>
        </text:list-item>
      </text:list>
      <text:p text:style-name="P13"><text:span text:style-name="T4">Vantaggi di questo Approccio:</text:span></text:p>
      <text:list xml:id="list1677888410" text:style-name="WWNum5">
        <text:list-item>
          <text:p text:style-name="P14"><text:span text:style-name="T4">Modularità:</text:span><text:span text:style-name="T3"> Ogni comando ha la sua logica incapsulata in un metodo separato.</text:span></text:p>
        </text:list-item>
        <text:list-item>
          <text:p text:style-name="P14"><text:span text:style-name="T4">Estensibilità:</text:span><text:span text:style-name="T3"> Aggiungere un nuovo comando è semplice: crei il nuovo metodo gestore e lo aggiungi al dizionario di mapping. Non devi modificare il codice di parsing principale.</text:span></text:p>
        </text:list-item>
        <text:list-item>
          <text:p text:style-name="P14"><text:span text:style-name="T4">Manutenibilità:</text:span><text:span text:style-name="T3"> Il codice è più facile da leggere e mantenere.</text:span></text:p>
        </text:list-item>
        <text:list-item>
          <text:p text:style-name="P18"><text:span text:style-name="T4">Testabilità:</text:span><text:span text:style-name="T3"> Puoi testare i singoli gestori di comando isolatamente.</text:span></text:p>
        </text:list-item>
      </text:list>
      <text:p text:style-name="P22"><text:span text:style-name="T2">Integrazione con la Struttura XML Proposta</text:span></text:p>
      <text:list xml:id="list3925796600" text:style-name="WWNum6">
        <text:list-item>
          <text:p text:style-name="P16"><text:soft-page-break/><text:span text:style-name="T3">L'elemento &lt;Comando&gt; è la </text:span><text:span text:style-name="T4">chiave</text:span><text:span text:style-name="T3"> utilizzata dal Custom Binder per identificare il gestore appropriato.</text:span></text:p>
        </text:list-item>
        <text:list-item>
          <text:p text:style-name="P16"><text:span text:style-name="T3">L'elemento &lt;BufferDati&gt; è il </text:span><text:span text:style-name="T4">payload</text:span><text:span text:style-name="T3"> che viene passato al gestore del comando per l'elaborazione (dopo essere stato decodificato da Base64, se l'intero messaggio o solo il buffer è codificato).</text:span></text:p>
        </text:list-item>
        <text:list-item>
          <text:p text:style-name="P16"><text:span text:style-name="T3">Il gestore del comando è responsabile della creazione del messaggio XML di risposta, popolando gli elementi &lt;Stato&gt;, &lt;MessaggioStato&gt;, riutilizzando il &lt;Token&gt; originale e inserendo eventuali dati di risposta nel &lt;BufferDati&gt; della risposta.</text:span></text:p>
        </text:list-item>
        <text:list-item>
          <text:p text:style-name="P19"><text:span text:style-name="T3">&lt;Orario&gt; e &lt;Crc&gt; (futuro) vengono gestiti a un livello inferiore, prima della codifica Base64 (lato mittente) e dopo la decodifica Base64 ma prima del parsing XML (lato ricevente), per la registrazione e la verifica dell'integrità.</text:span></text:p>
        </text:list-item>
      </text:list>
      <text:p text:style-name="P20"><text:span text:style-name="T3">Questa architettura, con l'aggiunta del passo di codifica/decodifica Base64, ti fornisce una base robusta e flessibile per costruire il tuo SemanticServer e gestire le interazioni con la UI e potenziali altri servizi in modo pulito ed efficiente, preparando il terreno per la futura cifratu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333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0.6146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3335in"/>
        </style:list-level-properties>
      </text:list-level-style-number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0.6146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333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0.6146in"/>
        </style:list-level-properties>
        <style:text-properties style:font-name="Arial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3335in"/>
        </style:list-level-properties>
      </text:list-level-style-number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0" meta:word-count="598" meta:character-count="4041" meta:non-whitespace-character-count="3494"/>
    <meta:generator>LibreOfficeDev/6.0.5.2$Linux_X86_64 LibreOffice_project/</meta:generator>
  </office:meta>
</office:document-meta>
</file>